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Standards for JEOD 2.x</text:p>
      <text:p text:style-name="Text_20_body"/>
      <text:p text:style-name="Text_20_body">Requirements are mandatory; some requirements may be waived, but only under unusual circumstances. <text:s/>Violations must be noted in the code comments, and recorded.</text:p>
      <text:h text:style-name="Heading_20_1" text:outline-level="1">Requirements</text:h>
      <text:h text:style-name="Heading_20_2" text:outline-level="2">JEOD top-level</text:h>
      <text:h text:style-name="Heading_20_4" text:outline-level="4">There are four types of model - dynamics, environment, interaction, utilities. <text:s/></text:h>
      <text:p text:style-name="Text_20_body">Every model shall fit into one of these categories.</text:p>
      <text:h text:style-name="Heading_20_4" text:outline-level="4">There shall be one model per directory, and one directory per model.<text:tab/></text:h>
      <text:p text:style-name="Text_20_body">A model is a cohesive collection of C++ classes.</text:p>
      <text:h text:style-name="Heading_20_4" text:outline-level="4">Model directories shall contain only subdirectories.</text:h>
      <text:p text:style-name="Text_20_body">Possible exception: <text:s/>makefile_overrides file</text:p>
      <text:h text:style-name="Heading_20_4" text:outline-level="4">Sub-models are to be located in sub-directories of a model.</text:h>
      <text:p text:style-name="Text_20_body">Other than location, they shall follow the same rules as for a model.</text:p>
      <text:h text:style-name="Heading_20_4" text:outline-level="4">Filenames are to be suffixed correctly, and files located in the appropriate directory.</text:h>
      <text:h text:style-name="Heading_20_4" text:outline-level="4">Memory shall be allocated / deallocated using the JEOD macros.</text:h>
      <text:h text:style-name="Heading_20_4" text:outline-level="4">Allocated memory from any class must be released in the allocating function prior to returning, or in the class destructor using the appropriate macro:</text:h>
      <text:p text:style-name="Text_20_body"/>
      <text:list xml:id="list514519049" text:style-name="L1">
        <text:list-item>
          <text:p text:style-name="P2">Primitive (JEOD_ALLOC_PRIM) use JEOD_FREE</text:p>
        </text:list-item>
        <text:list-item>
          <text:p text:style-name="P2">Class (JEOD_ALLOC_CLASS) use JEOD_DELETE</text:p>
        </text:list-item>
        <text:list-item>
          <text:p text:style-name="P2">Class pointer (JEOD_ALLOC_TYPE_POINTER) use JEOD_FREE</text:p>
        </text:list-item>
      </text:list>
      <text:h text:style-name="Heading_20_2" text:outline-level="2"><text:soft-page-break/>Style (All source and header files)</text:h>
      <text:h text:style-name="Heading_20_4" text:outline-level="4">Style shall be consistent within a file </text:h>
      <text:h text:style-name="Heading_20_4" text:outline-level="4">Lines shall contain a maximum of 80 characters</text:h>
      <text:h text:style-name="Heading_20_4" text:outline-level="4">Lines end with a non-whitespace character</text:h>
      <text:h text:style-name="Heading_20_4" text:outline-level="4">Use UNIX newline character</text:h>
      <text:h text:style-name="Heading_20_4" text:outline-level="4">No TAB characters</text:h>
      <text:h text:style-name="Heading_20_4" text:outline-level="4">Identifiers (names) shall be meaningful</text:h>
      <text:h text:style-name="Heading_20_2" text:outline-level="2">File Content</text:h>
      <text:h text:style-name="Heading_20_3" text:outline-level="3">General</text:h>
      <text:h text:style-name="Heading_20_4" text:outline-level="4">Defined items (e.g. methods) within a file should all be related somehow.</text:h>
      <text:h text:style-name="Heading_20_4" text:outline-level="4">Naming conventions:</text:h>
      <text:list xml:id="list704966403" text:style-name="L2">
        <text:list-item>
          <text:p text:style-name="P3">Preprocessor names in ALL_CAPS, starting with JEOD_</text:p>
        </text:list-item>
        <text:list-item>
          <text:p text:style-name="P3">Type names in MixedCase</text:p>
        </text:list-item>
        <text:list-item>
          <text:p text:style-name="P3">Class member names in lower_case_with_underscores</text:p>
        </text:list-item>
        <text:list-item>
          <text:p text:style-name="P3">Enumeration values in MixedCase with underscores separating an optional group name from the item name.</text:p>
        </text:list-item>
      </text:list>
      <text:h text:style-name="Heading_20_4" text:outline-level="4">Use of inline functions is preferred over that of macros.</text:h>
      <text:h text:style-name="Heading_20_4" text:outline-level="4">The following words are forbidden:</text:h>
      <text:list xml:id="list1454034858" text:style-name="L3">
        <text:list-item>
          <text:p text:style-name="P4">__attribute__</text:p>
        </text:list-item>
        <text:list-item>
          <text:p text:style-name="P4">#pragma</text:p>
        </text:list-item>
        <text:list-item>
          <text:p text:style-name="P4">asm</text:p>
        </text:list-item>
        <text:list-item>
          <text:p text:style-name="P4">goto</text:p>
        </text:list-item>
        <text:list-item>
          <text:p text:style-name="P4">Flag</text:p>
        </text:list-item>
        <text:list-item>
          <text:p text:style-name="P4">mutable</text:p>
        </text:list-item>
        <text:list-item>
          <text:p text:style-name="P4">register</text:p>
        </text:list-item>
        <text:list-item>
          <text:p text:style-name="P4">struct</text:p>
        </text:list-item>
        <text:list-item>
          <text:p text:style-name="P4"><text:soft-page-break/>typedef (exception for when defining a function pointer)</text:p>
        </text:list-item>
        <text:list-item>
          <text:p text:style-name="P4">union</text:p>
        </text:list-item>
        <text:list-item>
          <text:p text:style-name="P4">using</text:p>
        </text:list-item>
        <text:list-item>
          <text:p text:style-name="P4">volatile</text:p>
        </text:list-item>
      </text:list>
      <text:h text:style-name="Heading_20_4" text:outline-level="4">FIXME marker</text:h>
      <text:list xml:id="list2000816819" text:style-name="L4">
        <text:list-item>
          <text:p text:style-name="P5">Use during development</text:p>
        </text:list-item>
        <text:list-item>
          <text:p text:style-name="P5">Remove before release. <text:s/>Must not pass code review.</text:p>
        </text:list-item>
      </text:list>
      <text:h text:style-name="Heading_20_4" text:outline-level="4">Comments:</text:h>
      <text:list xml:id="list1505282707" text:style-name="L5">
        <text:list-item>
          <text:p text:style-name="P6">All code should be commented</text:p>
        </text:list-item>
        <text:list-item>
          <text:p text:style-name="P6">Comments should be clarifying, meaningful, and informative, but not pedantic, condescending, or otherwise insulting.</text:p>
        </text:list-item>
        <text:list-item>
          <text:p text:style-name="P6">Do not use comments to identify modifications.</text:p>
        </text:list-item>
        <text:list-item>
          <text:p text:style-name="P6">Do not use all caps</text:p>
        </text:list-item>
        <text:list-item>
          <text:p text:style-name="P6">Do not use pretty boxes around comments.</text:p>
        </text:list-item>
      </text:list>
      <text:h text:style-name="Heading_20_4" text:outline-level="4">Method argument lists:</text:h>
      <text:p text:style-name="Text_20_body">All methods shall have their argument list ordered such that all input variables come before input/output, which come before output.</text:p>
      <text:h text:style-name="Heading_20_3" text:outline-level="3">Source files</text:h>
      <text:h text:style-name="Heading_20_4" text:outline-level="4">Every Source File shall have a header.</text:h>
      <text:p text:style-name="Text_20_body">See section 2.2.1 for details.</text:p>
      <text:h text:style-name="Heading_20_4" text:outline-level="4">Every method contained in a file with other methods shall have its own sub-header.</text:h>
      <text:p text:style-name="Text_20_body">See section 2.2.2 for details.</text:p>
      <text:h text:style-name="Heading_20_4" text:outline-level="4">Source files should be less than 1000 lines.</text:h>
      <text:h text:style-name="Heading_20_4" text:outline-level="4">Forbidden syntax</text:h>
      <text:list xml:id="list1353640678" text:style-name="L6">
        <text:list-item>
          <text:p text:style-name="P7">Ternary operator ( ?: )</text:p>
        </text:list-item>
        <text:list-item>
          <text:p text:style-name="P7">Comma operator</text:p>
        </text:list-item>
        <text:list-item>
          <text:p text:style-name="P7">One-line "if" statements (use statement blocks)</text:p>
        </text:list-item>
        <text:list-item>
          <text:p text:style-name="P7">Implicit conversions (use, e,g, static_cast)</text:p>
        </text:list-item>
        <text:list-item>
          <text:p text:style-name="P7">Default visibility (use public/private/protected)</text:p>
        </text:list-item>
        <text:list-item>
          <text:p text:style-name="P7"><text:soft-page-break/>Implicit reliance on freebie methods (use comment to make explicit)</text:p>
        </text:list-item>
      </text:list>
      <text:h text:style-name="Heading_20_4" text:outline-level="4">#include statements are to be located in a single block at the head of the file.</text:h>
      <text:list xml:id="list419509056" text:style-name="L7">
        <text:list-item>
          <text:p text:style-name="P8">Block should be divided into, and ordered by, the following categorization:</text:p>
        </text:list-item>
        <text:list-item>
          <text:p text:style-name="P8">System headers (C, C++ or JEOD-approved extension, e.g. POSIX). <text:s/>Use angle brackets</text:p>
        </text:list-item>
        <text:list-item>
          <text:p text:style-name="P8">Trick headers where absolutely necessary</text:p>
        </text:list-item>
        <text:list-item>
          <text:p text:style-name="P8">JEOD headers, not a part of this model</text:p>
          <text:list>
            <text:list-item>
              <text:p text:style-name="P8">specify path relative to JEOD_HOME/models, do not use relative paths.</text:p>
            </text:list-item>
          </text:list>
        </text:list-item>
        <text:list-item>
          <text:p text:style-name="P8">Model headers (i.e. from this model directory)</text:p>
          <text:list>
            <text:list-item>
              <text:p text:style-name="P8">Use ../include to reach header files.</text:p>
            </text:list-item>
          </text:list>
        </text:list-item>
      </text:list>
      <text:h text:style-name="Heading_20_4" text:outline-level="4">Constructors:</text:h>
      <text:list xml:id="list969879509" text:style-name="L8">
        <text:list-item>
          <text:p text:style-name="P9">must initialize all non-static member data</text:p>
        </text:list-item>
        <text:list-item>
          <text:p text:style-name="P9">must be declared explicit if can take one argument</text:p>
        </text:list-item>
        <text:list-item>
          <text:p text:style-name="P9">shall not share resources across instances</text:p>
        </text:list-item>
      </text:list>
      <text:h text:style-name="Heading_20_4" text:outline-level="4">Destructors must free all class-allocated resources.</text:h>
      <text:h text:style-name="Heading_20_4" text:outline-level="4">Converting Constructors: <text:s/>implicit conversion discouraged.</text:h>
      <text:h text:style-name="Heading_20_4" text:outline-level="4">Copy Constructors:</text:h>
      <text:list xml:id="list1803857321" text:style-name="L9">
        <text:list-item>
          <text:p text:style-name="P10">If <text:s/>a copy constructor is necessary (see 1.3.3.15), but it makes no sense to have a copy of a class, make the copy constructor and assignment operator private, and do not provide an implementation.</text:p>
        </text:list-item>
        <text:list-item>
          <text:p text:style-name="P10">Otherwise, declare public and provide a safe implementation.</text:p>
        </text:list-item>
        <text:list-item>
          <text:p text:style-name="P10">Never make a shallow copy of an allocated resource.</text:p>
        </text:list-item>
      </text:list>
      <text:h text:style-name="Heading_20_4" text:outline-level="4">Methods shall have an Extended Cyclomatic Complexity of 15 or less.</text:h>
      <text:h text:style-name="Heading_20_4" text:outline-level="4">Methods shall not exceed 200 lines, including blanks and comments.</text:h>
      <text:h text:style-name="Heading_20_4" text:outline-level="4">Every local variable declaration shall be commented to indicate its purpose.</text:h>
      <text:h text:style-name="Heading_20_4" text:outline-level="4">Indentation and braces:</text:h>
      <text:list xml:id="list1067226705" text:style-name="L10">
        <text:list-item>
          <text:p text:style-name="P11">All code in a single model must follow a consistent style.</text:p>
        </text:list-item>
        <text:list-item>
          <text:p text:style-name="P11">Code is to be indented 2-4 spaces per level.</text:p>
        </text:list-item>
        <text:list-item>
          <text:p text:style-name="P11">Case statements to be indented at the same level as the switch.</text:p>
        </text:list-item>
        <text:list-item>
          <text:p text:style-name="P11">All control statements (i.e., if, while, for, etc.) shall be followed by a compound statement (i.e., the braces are not optional).</text:p>
        </text:list-item>
        <text:list-item>
          <text:p text:style-name="P11"><text:soft-page-break/>The following two coding styles are allowed within JEOD:</text:p>
          <text:list>
            <text:list-item>
              <text:p text:style-name="P11">One True Brace</text:p>
              <text:list>
                <text:list-item>
                  <text:p text:style-name="P11">Except for function definitions, do not put open brace on a new line</text:p>
                </text:list-item>
                <text:list-item>
                  <text:p text:style-name="P11">Except for data initializations and empty bodies, the open brace should be the last thing on a line.</text:p>
                </text:list-item>
                <text:list-item>
                  <text:p text:style-name="P11">Except for extremely short if/else blocks, the close brace should be on a separate line from the else.</text:p>
                </text:list-item>
              </text:list>
            </text:list-item>
            <text:list-item>
              <text:p text:style-name="P11">Allman</text:p>
              <text:list>
                <text:list-item>
                  <text:p text:style-name="P11">The opening and closing braces are always on lines by themselves.</text:p>
                </text:list-item>
                <text:list-item>
                  <text:p text:style-name="P11">Braces are indented at the same level as the control statement.</text:p>
                </text:list-item>
              </text:list>
            </text:list-item>
          </text:list>
        </text:list-item>
      </text:list>
      <text:h text:style-name="Heading_20_4" text:outline-level="4">Initialization of data</text:h>
      <text:list xml:id="list2094690372" text:style-name="L11">
        <text:list-item>
          <text:p text:style-name="P12">If any element of an array is initialized, it should all be initialized.</text:p>
        </text:list-item>
        <text:list-item>
          <text:p text:style-name="P12">Typically, use brace rules per 1.3.2.12, but one line is acceptable for short initializations.</text:p>
        </text:list-item>
      </text:list>
      <text:h text:style-name="Heading_20_4" text:outline-level="4">Switch statements:</text:h>
      <text:list xml:id="list1344648515" text:style-name="L12">
        <text:list-item>
          <text:p text:style-name="P13">Cover all cases over an enumerated value</text:p>
        </text:list-item>
        <text:list-item>
          <text:p text:style-name="P13">Comment fall-throughs (except where multiple cases are started together)</text:p>
        </text:list-item>
        <text:list-item>
          <text:p text:style-name="P13">End each case with a break</text:p>
        </text:list-item>
        <text:list-item>
          <text:p text:style-name="P13">Use default to cover all impossible cases.</text:p>
        </text:list-item>
      </text:list>
      <text:h text:style-name="Heading_20_3" text:outline-level="3">Header files</text:h>
      <text:h text:style-name="Heading_20_4" text:outline-level="4">Every Header File shall contain a header.</text:h>
      <text:p text:style-name="Text_20_body">See section 2.2.3 for details</text:p>
      <text:h text:style-name="Heading_20_4" text:outline-level="4">Every class contained in a file with other classes shall have its own sub-header.</text:h>
      <text:p text:style-name="Text_20_body">See section 2.2.4 for details.</text:p>
      <text:h text:style-name="Heading_20_4" text:outline-level="4">Every Header file shall contain the following protection against problems caused by multiple inclusions:</text:h>
      <text:list xml:id="list847011850" text:style-name="L25">
        <text:list-item>
          <text:p text:style-name="P25">&lt;comments and blank lines only&gt;</text:p>
        </text:list-item>
        <text:list-item>
          <text:p text:style-name="P25">#ifndef JEOD_&lt;UNIQUE IDENTIFIER&gt;_HH</text:p>
        </text:list-item>
        <text:list-item>
          <text:p text:style-name="P25">#define JEOD_&lt;UNIQUE IDENTIFIER&gt;_HH</text:p>
        </text:list-item>
        <text:list-item>
          <text:p text:style-name="P25">&lt;file body&gt;</text:p>
        </text:list-item>
        <text:list-item>
          <text:p text:style-name="P25">#endif</text:p>
        </text:list-item>
      </text:list>
      <text:h text:style-name="Heading_20_4" text:outline-level="4"><text:soft-page-break/>Inclusion of a Header file must not adversely affect source file compilation, including memory and resources.</text:h>
      <text:h text:style-name="Heading_20_4" text:outline-level="4">#include statements are to be located in a single block at the head of the file</text:h>
      <text:p text:style-name="Text_20_body">Block should be divided into, and ordered by, the following <text:s/>categorization:</text:p>
      <text:list xml:id="list1514276376" text:style-name="L14">
        <text:list-item>
          <text:p text:style-name="P14">System headers (C, C++ or JEOD-approved extension, e.g. POSIX). <text:s/>Use angle brackets.</text:p>
        </text:list-item>
        <text:list-item>
          <text:p text:style-name="P14">Trick headers where absolutely necessary</text:p>
        </text:list-item>
        <text:list-item>
          <text:p text:style-name="P14">JEOD headers, not a part of this model</text:p>
          <text:list>
            <text:list-item>
              <text:p text:style-name="P14">specify path relative to JEOD_HOME/models, do not use relative paths.</text:p>
            </text:list-item>
          </text:list>
        </text:list-item>
        <text:list-item>
          <text:p text:style-name="P14">Model headers (i.e. from this model directory)</text:p>
          <text:list>
            <text:list-item>
              <text:p text:style-name="P14">do not use ../include to reach files in this directory.</text:p>
            </text:list-item>
          </text:list>
        </text:list-item>
      </text:list>
      <text:p text:style-name="Text_20_body">Exceptions made for</text:p>
      <text:list xml:id="list1000847115" text:style-name="L15">
        <text:list-item>
          <text:p text:style-name="P15">Trick: Where forward-declaration necessitates early definition, in which case #include should be encapsulated in a #ifdef TRICK_VER block.</text:p>
        </text:list-item>
        <text:list-item>
          <text:p text:style-name="P15">Inline functions: <text:s/>Where inline functions are defined in a separate header file, that file should be #include 'd at the END of the class-defining header file.</text:p>
        </text:list-item>
      </text:list>
      <text:h text:style-name="Heading_20_4" text:outline-level="4">Class outline:</text:h>
      <text:list xml:id="list1714098267" text:style-name="L16">
        <text:list-item>
          <text:p text:style-name="P16">JEOD_MAKE_SIM_INTERFACES (ClassName)</text:p>
          <text:list>
            <text:list-item>
              <text:p text:style-name="P16">required if there are private data members, otherwise optional</text:p>
            </text:list-item>
          </text:list>
        </text:list-item>
        <text:list-item>
          <text:p text:style-name="P16">Members - order each member group in public/protected/private order </text:p>
          <text:list>
            <text:list-item>
              <text:p text:style-name="P16">Static data</text:p>
            </text:list-item>
            <text:list-item>
              <text:p text:style-name="P16">Static methods</text:p>
            </text:list-item>
            <text:list-item>
              <text:p text:style-name="P16">Instance data*</text:p>
            </text:list-item>
            <text:list-item>
              <text:p text:style-name="P16">Instance methods.*</text:p>
            </text:list-item>
          </text:list>
        </text:list-item>
      </text:list>
      <text:p text:style-name="Text_20_body">* Deliberate omission of these requires a comment to that effect.</text:p>
      <text:h text:style-name="Heading_20_4" text:outline-level="4">All member data need a Trick comment, including units.</text:h>
      <text:p text:style-name="Text_20_body"/>
      <text:h text:style-name="Heading_20_4" text:outline-level="4">All regular member functions are to be declared, but not defined in this file.</text:h>
      <text:p text:style-name="Text_20_body"/>
      <text:h text:style-name="Heading_20_4" text:outline-level="4">All inline functions are to be defined in either the class-defining file, or in a separate inline header file.</text:h>
      <text:p text:style-name="Text_20_body"/>
      <text:h text:style-name="Heading_20_4" text:outline-level="4"><text:soft-page-break/>Unimplemented pure virtual functions need comments.</text:h>
      <text:p text:style-name="Text_20_body"/>
      <text:h text:style-name="Heading_20_4" text:outline-level="4">Never overload a virtual method</text:h>
      <text:p text:style-name="Text_20_body"/>
      <text:h text:style-name="Heading_20_4" text:outline-level="4">Never override a non-virtual method</text:h>
      <text:p text:style-name="Text_20_body"/>
      <text:h text:style-name="Heading_20_4" text:outline-level="4">Never overload an operator (except operator =)</text:h>
      <text:p text:style-name="Text_20_body"/>
      <text:h text:style-name="Heading_20_4" text:outline-level="4">Visibility of virtual methods:</text:h>
      <text:list xml:id="list661228795" text:style-name="L17">
        <text:list-item>
          <text:p text:style-name="P17">If intent is to provide generic interface, make public/protected</text:p>
        </text:list-item>
        <text:list-item>
          <text:p text:style-name="P17">If intent is to limit use to non-virtual methods defined by base class, make private.</text:p>
        </text:list-item>
      </text:list>
      <text:h text:style-name="Heading_20_4" text:outline-level="4">If defining a destructor, copy constructor, or assignment operator, provide all 3 (see 1.3.2.9).</text:h>
      <text:h text:style-name="Heading_20_3" text:outline-level="3">Data (Default data) files</text:h>
      <text:h text:style-name="Heading_20_4" text:outline-level="4">All default data files shall contain a header.</text:h>
      <text:p text:style-name="Text_20_body">See section 2.2.5 for details.</text:p>
      <text:h text:style-name="Heading_20_4" text:outline-level="4">Data are to be presented in Trick default data format, not Modified data format.</text:h>
      <text:h text:style-name="Heading_20_2" text:outline-level="2">Compilation</text:h>
      <text:h text:style-name="Heading_20_4" text:outline-level="4">Must compile clean with the following flags:</text:h>
      <text:list xml:id="list410456164" text:style-name="L18">
        <text:list-item>
          <text:p text:style-name="P18">-Wall</text:p>
        </text:list-item>
        <text:list-item>
          <text:p text:style-name="P18">-Wold-style-cast</text:p>
        </text:list-item>
        <text:list-item>
          <text:p text:style-name="P18">-Woverloaded-virtual</text:p>
        </text:list-item>
      </text:list>
      <text:h text:style-name="Heading_20_1" text:outline-level="1"><text:soft-page-break/>Trick header formats</text:h>
      <text:h text:style-name="Heading_20_2" text:outline-level="2">Entries</text:h>
      <text:p text:style-name="Text_20_body">This section provides the format for each of the entries in a file header.</text:p>
      <text:h text:style-name="Heading_20_5" text:outline-level="5">Purpose: </text:h>
      <text:p text:style-name="Text_20_body">(This is a description of the thing being described.)</text:p>
      <text:h text:style-name="Heading_20_5" text:outline-level="5">Programmers: </text:h>
      <text:p text:style-name="Text_20_body">(((name) (organization) (date) (ticket #) (explanation)))</text:p>
      <text:p text:style-name="Text_20_body"><text:tab/>For releases, a brief history. One entry (max) per release. No change = no entry</text:p>
      <text:p text:style-name="Text_20_body"><text:tab/>In development, more detail allowed, but must be compressed for release</text:p>
      <text:p text:style-name="Text_20_body"><text:tab/>Format: A list of 5 item lists.</text:p>
      <text:h text:style-name="Heading_20_5" text:outline-level="5">Library dependencies: </text:h>
      <text:p text:style-name="Text_20_body">((file_name1.o) (file_name2.o))</text:p>
      <text:p text:style-name="Text_20_body"><text:tab/>Lists the files needed to make a simulation compile.</text:p>
      <text:p text:style-name="Text_20_body"><text:tab/>Use the Unix 'nm' tool to determine dependencies.</text:p>
      <text:p text:style-name="Text_20_body"><text:tab/>Format: A list of single items.</text:p>
      <text:h text:style-name="Heading_20_5" text:outline-level="5">Assumptions and limitations: </text:h>
      <text:p text:style-name="Text_20_body">((Assumption 1: words))</text:p>
      <text:p text:style-name="Text_20_body"><text:tab/>Assumptions are things that are assumed to be <text:s/>true; exceptions will result in unpredictable <text:tab/>consequences.</text:p>
      <text:p text:style-name="Text_20_body"><text:tab/>Limitations are things are assuredly true; the code will fail on exceptions. </text:p>
      <text:p text:style-name="Text_20_body"><text:tab/>Format: <text:s/>A list of single items</text:p>
      <text:h text:style-name="Heading_20_5" text:outline-level="5">Reference: </text:h>
      <text:p text:style-name="Text_20_body">(((author) (title) (publisher) (date) (pages) (ISBN #)))</text:p>
      <text:p text:style-name="Text_20_body"><text:tab/>Specifying references in source code is not necessary; references must be specified in <text:s text:c="2"/><text:tab/>documentation.</text:p>
      <text:p text:style-name="Text_20_body"><text:tab/>Exception: References for data files are a good idea</text:p>
      <text:p text:style-name="Text_20_body"><text:tab/>Format: A list of 6 item lists.</text:p>
      <text:h text:style-name="Heading_20_5" text:outline-level="5">Class: </text:h>
      <text:p text:style-name="Text_20_body">(Trick job class name)</text:p>
      <text:p text:style-name="Text_20_body"><text:tab/>This is the Trick class, not the C++ class and pertains only to methods</text:p>
      <text:p text:style-name="Text_20_body"><text:soft-page-break/><text:tab/>Do not specify if the class is N/A</text:p>
      <text:p text:style-name="Text_20_body"/>
      <text:h text:style-name="Heading_20_2" text:outline-level="2">Specific Instances</text:h>
      <text:h text:style-name="Heading_20_3" text:outline-level="3">Source Code File Header</text:h>
      <text:p text:style-name="Text_20_body">The main file header, at the top of the .cc file:</text:p>
      <text:p text:style-name="Text_20_body"/>
      <text:list xml:id="list987628371" text:style-name="L19">
        <text:list-item>
          <text:p text:style-name="P19">Purpose (of the file, not of the methods)</text:p>
        </text:list-item>
        <text:list-item>
          <text:p text:style-name="P19">Programmers</text:p>
        </text:list-item>
        <text:list-item>
          <text:p text:style-name="P19">Library Dependencies</text:p>
        </text:list-item>
        <text:list-item>
          <text:p text:style-name="P19">Reference (if appropriate)</text:p>
        </text:list-item>
        <text:list-item>
          <text:p text:style-name="P19">Assumptions and Limitations (applied to the file, not the methods)</text:p>
        </text:list-item>
      </text:list>
      <text:h text:style-name="Heading_20_3" text:outline-level="3">Source Code Method Header</text:h>
      <text:p text:style-name="Text_20_body">A sub-header preceding each method in a .cc file:</text:p>
      <text:list xml:id="list503089144" text:style-name="L20">
        <text:list-item>
          <text:p text:style-name="P20">Purpose <text:s/>(of the method)</text:p>
        </text:list-item>
        <text:list-item>
          <text:p text:style-name="P20">Assumptions and Limitations that are specific to this method.</text:p>
        </text:list-item>
        <text:list-item>
          <text:p text:style-name="P20">Reference (if appropriate)</text:p>
        </text:list-item>
        <text:list-item>
          <text:p text:style-name="P20">Class (if appropriate)</text:p>
        </text:list-item>
      </text:list>
      <text:h text:style-name="Heading_20_3" text:outline-level="3">Header File Header</text:h>
      <text:p text:style-name="Text_20_body">The main file header, at the top of the .hh file:</text:p>
      <text:list xml:id="list1896500508" text:style-name="L21">
        <text:list-item>
          <text:p text:style-name="P21">Purpose (of the file, not of the classes)</text:p>
        </text:list-item>
        <text:list-item>
          <text:p text:style-name="P21">Programmers</text:p>
        </text:list-item>
        <text:list-item>
          <text:p text:style-name="P21">Library Dependencies</text:p>
        </text:list-item>
      </text:list>
      <text:h text:style-name="Heading_20_3" text:outline-level="3">Class Header</text:h>
      <text:p text:style-name="Text_20_body">A sub-header preceding each declared class:</text:p>
      <text:list xml:id="list1396056039" text:style-name="L22">
        <text:list-item>
          <text:p text:style-name="P22">Purpose (of the class).</text:p>
        </text:list-item>
      </text:list>
      <text:h text:style-name="Heading_20_3" text:outline-level="3">Data File Header</text:h>
      <text:list xml:id="list773631991" text:style-name="L23">
        <text:list-item>
          <text:p text:style-name="P23">Copyright (if appropriate)</text:p>
        </text:list-item>
        <text:list-item>
          <text:p text:style-name="P23">Purpose (of the file, not of the methods)</text:p>
        </text:list-item>
        <text:list-item>
          <text:p text:style-name="P23"><text:soft-page-break/>Programmers</text:p>
        </text:list-item>
        <text:list-item>
          <text:p text:style-name="P23">Reference (if appropriate)</text:p>
        </text:list-item>
      </text:list>
      <text:h text:style-name="Heading_20_3" text:outline-level="3">S_define Header</text:h>
      <text:p text:style-name="Text_20_body">The S_define file does not require a trick-readable header, so does not require exactly the same format. <text:s/>Nevertheless, it should contain the following:</text:p>
      <text:list xml:id="list1635256998" text:style-name="L24">
        <text:list-item>
          <text:p text:style-name="P24">Purpose</text:p>
        </text:list-item>
        <text:list-item>
          <text:p text:style-name="P24">A list of defined objects to be found in the S_define</text:p>
        </text:list-item>
        <text:list-item>
          <text:p text:style-name="P24">Programmers (aka Author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DejaVu LGC Sans Mono" style:font-size-asian="10pt" style:font-name-complex="Liberation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0799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in" fo:margin-bottom="0.0799in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0" meta:paragraph-count="226" meta:word-count="1612" meta:character-count="10296"/>
    <dc:date>2010-10-07T10:33:06</dc:date>
    <meta:generator>OpenOffice.org/3.1$Unix OpenOffice.org_project/310m19$Build-9420</meta:generator>
  </office:meta>
</office:document-meta>
</file>